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ieldDefinition.createLField( String date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FieldDefinition.get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ieldDefinition.createLField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ieldDefinition.DateFieldDefini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ieldDefinition.setDateFormat( SimpleDateFormat d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